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66cm" fo:min-width="0.3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666666" draw:fill="none" draw:fill-color="#ffffff" draw:auto-grow-height="true" draw:auto-grow-width="false" fo:max-height="0cm" fo:min-height="1.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draw:stroke="solid" fo:min-height="5.979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draw:stroke="solid" draw:textarea-vertical-align="middle" fo:min-height="5.979cm"/>
      <style:paragraph-properties style:writing-mode="lr-tb"/>
    </style:style>
    <style:style style:name="co1" style:family="table-column">
      <style:table-column-properties style:column-width="4.341cm" style:use-optimal-column-width="false"/>
    </style:style>
    <style:style style:name="co2" style:family="table-column">
      <style:table-column-properties style:column-width="6.055cm" style:use-optimal-column-width="false"/>
    </style:style>
    <style:style style:name="co3" style:family="table-column">
      <style:table-column-properties style:column-width="6.208cm" style:use-optimal-column-width="false"/>
    </style:style>
    <style:style style:name="co4" style:family="table-column">
      <style:table-column-properties style:column-width="8.192cm" style:use-optimal-column-width="false"/>
    </style:style>
    <style:style style:name="co5" style:family="table-column">
      <style:table-column-properties style:column-width="6.15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4cm" style:use-optimal-row-height="false"/>
    </style:style>
    <style:style style:name="ro3" style:family="table-row">
      <style:table-row-properties style:row-height="1.845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15.076cm" svg:height="12.371cm" svg:x="1.4cm" svg:y="1cm" presentation:class="title" presentation:user-transformed="true">
          <draw:text-box>
            <text:p>rcmndr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It’s like a business card, but to show people how cool you are.</text:p>
          </draw:text-box>
        </draw:frame>
        <draw:custom-shape draw:style-name="gr1" draw:text-style-name="P1" draw:layer="layout" svg:width="0.2cm" svg:height="0.2cm" svg:x="30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8cm" svg:height="0.8cm" svg:x="10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cmndr</text:p>
          </draw:text-box>
        </draw:frame>
        <draw:frame presentation:style-name="pr5" draw:layer="layout" svg:width="9.605cm" svg:height="2cm" svg:x="1.995cm" svg:y="6cm" presentation:class="outline" presentation:user-transformed="true">
          <draw:text-box>
            <text:p><text:s/>username</text:p>
          </draw:text-box>
        </draw:frame>
        <draw:frame presentation:style-name="pr5" draw:layer="layout" svg:width="9.605cm" svg:height="2cm" svg:x="12.195cm" svg:y="6cm" presentation:class="outline" presentation:user-transformed="true">
          <draw:text-box>
            <text:p><text:s/>password</text:p>
          </draw:text-box>
        </draw:frame>
        <draw:frame draw:style-name="gr4" draw:text-style-name="P3" draw:layer="layout" svg:width="3.6cm" svg:height="2cm" svg:x="22.6cm" svg:y="6cm">
          <draw:text-box>
            <text:p><text:s/>submit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cmndr</text:p>
          </draw:text-box>
        </draw:frame>
        <draw:frame presentation:style-name="pr7" draw:layer="layout" svg:width="18cm" svg:height="2cm" svg:x="8cm" svg:y="16.4cm" presentation:class="outline" presentation:user-transformed="true">
          <draw:text-box>
            <text:p text:style-name="P1"><text:s/>enter someone’s code</text:p>
          </draw:text-box>
        </draw:frame>
        <draw:frame presentation:style-name="pr7" draw:layer="layout" svg:width="18cm" svg:height="2cm" svg:x="8cm" svg:y="10.4cm" presentation:class="outline" presentation:user-transformed="true">
          <draw:text-box>
            <text:p text:style-name="P1"><text:s/>manage my song list</text:p>
          </draw:text-box>
        </draw:frame>
        <draw:frame draw:style-name="gr4" draw:text-style-name="P5" draw:layer="layout" svg:width="20.2cm" svg:height="2cm" svg:x="7.2cm" svg:y="6cm">
          <draw:text-box>
            <text:p text:style-name="P1"><text:s/>Hi Steve Puce, what would you like to do?</text:p>
          </draw:text-box>
        </draw:frame>
        <draw:frame presentation:style-name="pr7" draw:layer="layout" svg:width="18cm" svg:height="2cm" svg:x="8cm" svg:y="13.4cm" presentation:class="outline" presentation:user-transformed="true">
          <draw:text-box>
            <text:p text:style-name="P1"><text:s/>my friend list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3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cmndr</text:p>
          </draw:text-box>
        </draw:frame>
        <draw:frame draw:style-name="standard" draw:layer="layout" svg:width="30.952cm" svg:height="16.245cm" svg:x="0.95cm" svg:y="4.64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lightblue3">
              <table:table-cell>
                <text:p>genre</text:p>
              </table:table-cell>
              <table:table-cell>
                <text:p>Song name</text:p>
              </table:table-cell>
              <table:table-cell>
                <text:p>artist</text:p>
              </table:table-cell>
              <table:table-cell>
                <text:p>comment</text:p>
              </table:table-cell>
              <table:table-cell table:style-name="ce1">
                <text:p text:style-name="P6">link</text:p>
              </table:table-cell>
            </table:table-row>
            <table:table-row table:style-name="ro2" table:default-cell-style-name="ce1">
              <table:table-cell>
                <text:p text:style-name="P6">Indie rock</text:p>
              </table:table-cell>
              <table:table-cell>
                <text:p text:style-name="P6">Hengelo</text:p>
              </table:table-cell>
              <table:table-cell>
                <text:p text:style-name="P6">Spring Offensive</text:p>
              </table:table-cell>
              <table:table-cell>
                <text:p text:style-name="P6">Working class dread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Indie rock</text:p>
              </table:table-cell>
              <table:table-cell>
                <text:p text:style-name="P6">By Design</text:p>
              </table:table-cell>
              <table:table-cell>
                <text:p text:style-name="P6">Tigercub</text:p>
              </table:table-cell>
              <table:table-cell/>
              <table:table-cell>
                <text:p text:style-name="P6">Www.<text:span text:style-name="T1">example</text:span>.com</text:p>
              </table:table-cell>
            </table:table-row>
            <table:table-row table:style-name="ro2" table:default-cell-style-name="ce1">
              <table:table-cell>
                <text:p text:style-name="P6">Noise punk</text:p>
              </table:table-cell>
              <table:table-cell>
                <text:p text:style-name="P6">High Strings</text:p>
              </table:table-cell>
              <table:table-cell>
                <text:p text:style-name="P6">God Bows To Math</text:p>
              </table:table-cell>
              <table:table-cell>
                <text:p text:style-name="P6">Auckland noise trio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Funky House</text:p>
              </table:table-cell>
              <table:table-cell>
                <text:p text:style-name="P6">I Look To You (feat Kimbra)</text:p>
              </table:table-cell>
              <table:table-cell>
                <text:p text:style-name="P6">Miami Horror</text:p>
              </table:table-cell>
              <table:table-cell/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Emo</text:p>
              </table:table-cell>
              <table:table-cell>
                <text:p text:style-name="P6">I Will Be Okay. Everything.</text:p>
              </table:table-cell>
              <table:table-cell>
                <text:p text:style-name="P6">The World Is A Beautiful Place</text:p>
              </table:table-cell>
              <table:table-cell>
                <text:p text:style-name="P6">Before their original singer left and they got lame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Stoner Rock</text:p>
              </table:table-cell>
              <table:table-cell>
                <text:p text:style-name="P6">Rule The Beast</text:p>
              </table:table-cell>
              <table:table-cell>
                <text:p text:style-name="P6">Torche</text:p>
              </table:table-cell>
              <table:table-cell>
                <text:p text:style-name="P6">The bass breakdown is baddass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Synthwave</text:p>
              </table:table-cell>
              <table:table-cell>
                <text:p text:style-name="P6">From Liquid</text:p>
              </table:table-cell>
              <table:table-cell>
                <text:p text:style-name="P6">Mr. Kitty</text:p>
              </table:table-cell>
              <table:table-cell/>
              <table:table-cell>
                <text:p text:style-name="P6">Www.example.com</text:p>
              </table:table-cell>
            </table:table-row>
            <table:table-row table:style-name="ro3" table:default-cell-style-name="ce1">
              <table:table-cell>
                <text:p text:style-name="P6">Mathcore</text:p>
              </table:table-cell>
              <table:table-cell>
                <text:p text:style-name="P6">You know that aint them dogs’ real voices</text:p>
              </table:table-cell>
              <table:table-cell>
                <text:p text:style-name="P6">iwrestledabearonce</text:p>
              </table:table-cell>
              <table:table-cell/>
              <table:table-cell>
                <text:p text:style-name="P6">Www.example.co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1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8:30:13.358579783</meta:creation-date>
    <meta:editing-duration>PT16M6S</meta:editing-duration>
    <meta:editing-cycles>3</meta:editing-cycles>
    <meta:generator>LibreOffice/6.4.6.2$Linux_X86_64 LibreOffice_project/40$Build-2</meta:generator>
    <dc:title>Vivid</dc:title>
    <dc:date>2021-04-20T20:36:01.526545877</dc:date>
    <meta:document-statistic meta:object-count="63"/>
  </office:meta>
</office:document-meta>
</file>